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93e7" officeooo:paragraph-rsid="001a93e7"/>
    </style:style>
    <style:style style:name="P2" style:family="paragraph" style:parent-style-name="Standard">
      <style:text-properties officeooo:rsid="001bb126" officeooo:paragraph-rsid="001bb126"/>
    </style:style>
    <style:style style:name="P3" style:family="paragraph" style:parent-style-name="Standard">
      <style:text-properties officeooo:rsid="001d3051" officeooo:paragraph-rsid="001d3051"/>
    </style:style>
    <style:style style:name="P4" style:family="paragraph" style:parent-style-name="Standard">
      <style:text-properties officeooo:rsid="001ed678" officeooo:paragraph-rsid="001ed678"/>
    </style:style>
    <style:style style:name="P5" style:family="paragraph" style:parent-style-name="Standard">
      <style:text-properties officeooo:rsid="0020ae1e" officeooo:paragraph-rsid="0020ae1e"/>
    </style:style>
    <style:style style:name="P6" style:family="paragraph" style:parent-style-name="Standard">
      <style:text-properties officeooo:rsid="0021c8b6" officeooo:paragraph-rsid="0021c8b6"/>
    </style:style>
    <style:style style:name="P7" style:family="paragraph" style:parent-style-name="Standard">
      <style:text-properties officeooo:rsid="0021c8b6" officeooo:paragraph-rsid="00241309"/>
    </style:style>
    <style:style style:name="P8" style:family="paragraph" style:parent-style-name="Standard">
      <style:text-properties officeooo:rsid="00241309" officeooo:paragraph-rsid="00241309"/>
    </style:style>
    <style:style style:name="P9" style:family="paragraph" style:parent-style-name="Standard">
      <style:text-properties officeooo:rsid="0024fb28" officeooo:paragraph-rsid="0024fb28"/>
    </style:style>
    <style:style style:name="P10" style:family="paragraph" style:parent-style-name="Standard">
      <style:text-properties officeooo:rsid="00272bc0" officeooo:paragraph-rsid="00272bc0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a93e7" officeooo:paragraph-rsid="001a93e7" style:font-weight-asian="bold" style:font-weight-complex="bold"/>
    </style:style>
    <style:style style:name="P12" style:family="paragraph" style:parent-style-name="Standard">
      <style:text-properties fo:font-weight="bold" officeooo:rsid="001a93e7" officeooo:paragraph-rsid="001a93e7" style:font-weight-asian="bold" style:font-weight-complex="bold"/>
    </style:style>
    <style:style style:name="P13" style:family="paragraph" style:parent-style-name="Standard">
      <style:text-properties fo:font-weight="bold" officeooo:rsid="002d23fa" officeooo:paragraph-rsid="002d23fa" style:font-weight-asian="bold" style:font-weight-complex="bold"/>
    </style:style>
    <style:style style:name="P14" style:family="paragraph" style:parent-style-name="Standard">
      <style:text-properties fo:font-weight="bold" officeooo:rsid="002aa07b" officeooo:paragraph-rsid="002aa07b" style:font-weight-asian="bold" style:font-weight-complex="bold"/>
    </style:style>
    <style:style style:name="P15" style:family="paragraph" style:parent-style-name="Standard">
      <style:text-properties fo:font-weight="bold" officeooo:rsid="0024fb28" officeooo:paragraph-rsid="0024fb28" style:font-weight-asian="bold" style:font-weight-complex="bold"/>
    </style:style>
    <style:style style:name="P16" style:family="paragraph" style:parent-style-name="Standard">
      <style:text-properties fo:font-weight="bold" officeooo:rsid="00241309" officeooo:paragraph-rsid="00241309" style:font-weight-asian="bold" style:font-weight-complex="bold"/>
    </style:style>
    <style:style style:name="P17" style:family="paragraph" style:parent-style-name="Standard">
      <style:text-properties fo:font-weight="bold" officeooo:rsid="0021c8b6" officeooo:paragraph-rsid="0021c8b6" style:font-weight-asian="bold" style:font-weight-complex="bold"/>
    </style:style>
    <style:style style:name="P18" style:family="paragraph" style:parent-style-name="Standard">
      <style:text-properties fo:font-weight="bold" officeooo:rsid="0020ae1e" officeooo:paragraph-rsid="0020ae1e" style:font-weight-asian="bold" style:font-weight-complex="bold"/>
    </style:style>
    <style:style style:name="P19" style:family="paragraph" style:parent-style-name="Standard">
      <style:text-properties fo:font-weight="bold" officeooo:rsid="001e4ffa" officeooo:paragraph-rsid="001e4ffa" style:font-weight-asian="bold" style:font-weight-complex="bold"/>
    </style:style>
    <style:style style:name="P20" style:family="paragraph" style:parent-style-name="Standard">
      <style:text-properties fo:font-weight="bold" officeooo:rsid="001bb126" officeooo:paragraph-rsid="001bb126" style:font-weight-asian="bold" style:font-weight-complex="bold"/>
    </style:style>
    <style:style style:name="P21" style:family="paragraph" style:parent-style-name="Standard">
      <style:text-properties officeooo:rsid="002aa07b" officeooo:paragraph-rsid="002aa07b"/>
    </style:style>
    <style:style style:name="P22" style:family="paragraph" style:parent-style-name="Standard">
      <style:text-properties officeooo:rsid="002ca564" officeooo:paragraph-rsid="002ca564"/>
    </style:style>
    <style:style style:name="P23" style:family="paragraph" style:parent-style-name="Standard">
      <style:text-properties officeooo:rsid="002dd30e" officeooo:paragraph-rsid="002dd30e"/>
    </style:style>
    <style:style style:name="T1" style:family="text">
      <style:text-properties officeooo:rsid="001bb126"/>
    </style:style>
    <style:style style:name="T2" style:family="text">
      <style:text-properties officeooo:rsid="001e4ffa"/>
    </style:style>
    <style:style style:name="T3" style:family="text">
      <style:text-properties officeooo:rsid="0020ae1e"/>
    </style:style>
    <style:style style:name="T4" style:family="text">
      <style:text-properties officeooo:rsid="0021c8b6"/>
    </style:style>
    <style:style style:name="T5" style:family="text">
      <style:text-properties officeooo:rsid="0023e019"/>
    </style:style>
    <style:style style:name="T6" style:family="text">
      <style:text-properties officeooo:rsid="00241309"/>
    </style:style>
    <style:style style:name="T7" style:family="text">
      <style:text-properties officeooo:rsid="00272bc0"/>
    </style:style>
    <style:style style:name="T8" style:family="text">
      <style:text-properties officeooo:rsid="0029f541"/>
    </style:style>
    <style:style style:name="T9" style:family="text">
      <style:text-properties officeooo:rsid="002aa07b"/>
    </style:style>
    <style:style style:name="T10" style:family="text">
      <style:text-properties officeooo:rsid="002ad1d9"/>
    </style:style>
    <style:style style:name="T11" style:family="text">
      <style:text-properties officeooo:rsid="002d23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grama de Pós-Graduação em Engenharia de Teleinformática</text:p>
      <text:p text:style-name="P11">TIP8415 – Engenharia de Software</text:p>
      <text:p text:style-name="P11">Questões Introdutórias sobre Engenharia de Software</text:p>
      <text:p text:style-name="P11">Artur Rodrigues Rocha Neto – <text:span text:style-name="T6">431951 </text:span>– <text:span text:style-name="T1">Fevereiro/2019</text:span></text:p>
      <text:p text:style-name="P1"/>
      <text:p text:style-name="P12">1. O que é software?</text:p>
      <text:p text:style-name="P2">Software é um arranjo de dados armazenados fisicamente que executam uma ou mais tarefas em um <text:span text:style-name="T9">sistema computacional</text:span>.</text:p>
      <text:p text:style-name="P2"/>
      <text:p text:style-name="P20">2. O que é engenharia?</text:p>
      <text:p text:style-name="P3">Engenharia é <text:span text:style-name="T2">a área do conhecimento que abrange o uso de outras ciências na criação e aplicação de ferramentas de solução de problemas.</text:span></text:p>
      <text:p text:style-name="P3"/>
      <text:p text:style-name="P19">3. Analise as respostas dadas anteriormente e conceitue “Engenharia de Software”.</text:p>
      <text:p text:style-name="P4">Engenharia de Software é a disciplina de atuação da engenharia que estuda <text:span text:style-name="T3">o uso de ferramentas e práticas para gerencimento e criação de software.</text:span></text:p>
      <text:p text:style-name="P4"/>
      <text:p text:style-name="P18">4. O que é “processo”? O que é “projeto”? Quais as diferenças entre esses dois conceitos?</text:p>
      <text:p text:style-name="P7">- Processo é o fluxo de execução de um dada etapa ou tarefa, fazendo uso dos objetos e levando em consideração ou não planejamentos pré-estabelecidos.</text:p>
      <text:p text:style-name="P5">- Projeto é o planejamento e organização d<text:span text:style-name="T4">as</text:span> etapas, <text:span text:style-name="T4">tarefas </text:span>e<text:span text:style-name="T4"> </text:span>objetos <text:span text:style-name="T4">necessários</text:span> <text:span text:style-name="T4">para se alcançar um objetivo.</text:span></text:p>
      <text:p text:style-name="P6">- Podemos dizer que Projeto é uma visão abstrata e conceitual de um conjunto de Processos práticos que levam a um objetivo.</text:p>
      <text:p text:style-name="P6"/>
      <text:p text:style-name="P17">5. Qual a vantagem de se desenvolver um produto de software usando um processo pré-definido como referência?</text:p>
      <text:p text:style-name="P6">O uso de um processo já conceituado ajuda a criar um ambiente comum a todos os envolvidos naquele projeto, definindo filosofias de produção e gerenciamento, <text:span text:style-name="T5">a</text:span>lém <text:span text:style-name="T5">de métodos</text:span> <text:span text:style-name="T5">para</text:span> <text:span text:style-name="T5">acompanhamento do avanço do projeto.</text:span></text:p>
      <text:p text:style-name="P6"/>
      <text:p text:style-name="P16">6. Quais os problemas genéricos e frequentes aos quais todos os projetos de software precisam ficar atentos?</text:p>
      <text:p text:style-name="P8">- Requisitos <text:span text:style-name="T7">mal definidos</text:span></text:p>
      <text:p text:style-name="P8">- Prazos <text:span text:style-name="T7">não cumpridos</text:span></text:p>
      <text:p text:style-name="P8">- Recursos <text:span text:style-name="T7">mal alocados</text:span></text:p>
      <text:p text:style-name="P8">- <text:span text:style-name="T7">Pouca ou nenhuma documentação</text:span></text:p>
      <text:p text:style-name="P8"/>
      <text:p text:style-name="P16">7. Quais são os principais blocos de atividades (denominados “disciplinas” por algumas abordagens) que são considerados em processos de desenvolvimento de software?</text:p>
      <text:p text:style-name="P8">- <text:span text:style-name="T10">Comunicação</text:span></text:p>
      <text:p text:style-name="P8">- <text:span text:style-name="T10">Planejamento</text:span></text:p>
      <text:p text:style-name="P8">- <text:span text:style-name="T10">Modelagem</text:span></text:p>
      <text:p text:style-name="P8">- <text:span text:style-name="T10">Construção</text:span></text:p>
      <text:p text:style-name="P8">- <text:span text:style-name="T10">Implantação</text:span></text:p>
      <text:p text:style-name="P8">- <text:span text:style-name="T10">Suporte/manutenção</text:span></text:p>
      <text:p text:style-name="P8"/>
      <text:p text:style-name="P15">8. O que é uma abordagem de desenvolvimento sequencial?</text:p>
      <text:p text:style-name="P10">É um processo de desenvolvimento de software cujas etapas são estritamente definidas e seguidas uma após a outra, sem grandes aberturas para mudanças de escopo. <text:span text:style-name="T8">As etapas mais comuns dessa abordagem são: levantamento de requisitos, projeto, implementação, verificação e manutenção.</text:span></text:p>
      <text:p text:style-name="P9"/>
      <text:p text:style-name="P15"><text:soft-page-break/>9. O que é uma abordagem iterativa?</text:p>
      <text:p text:style-name="P9">É um <text:span text:style-name="T7">processo de desenvolvimento de software cujas etapas servem como marcos de aprendizado e versionamento e/ou entrega de subprodutos. O usuário tende a ter um relacionamento mais próximos com o desenvolvimento, servindo de validador das iterações concluídas.</text:span></text:p>
      <text:p text:style-name="P9"/>
      <text:p text:style-name="P14">10. O que diferencia abordagens iterativas de abordagens incrementais?</text:p>
      <text:p text:style-name="P21">A abordagem incremental implica na implementação em paralelo de partes do software que serão integradas posteriormente. O caráter iterativo de etapas e marcos não é pressuposto nessa abordagem. O modelo iterativo pode valer-se de processos em paralelo, mas não obrigatoriamente.</text:p>
      <text:p text:style-name="P21"/>
      <text:p text:style-name="P14">11. O que são processos prescritivos?</text:p>
      <text:p text:style-name="P22">São abordagens que projetam o software como uma sequência <text:span text:style-name="T11">de etapas, atividades e marcos bem definidos. A abordagem sequencial é exemplo de processo prescritivo.</text:span></text:p>
      <text:p text:style-name="P22"/>
      <text:p text:style-name="P13">12. O que são processo ágeis?</text:p>
      <text:p text:style-name="P23">São modelos de projeto de software onde cada etapa é vista como uma “mini-projeto” contendo todas as disciplinas comuns: levantamento de requisitos, projeto, implementação, teste e documentação. Diferente do que o nome possa sugerir, o caráter “ágil” diz respeito à capacidade de reagir a mudanças de projeto. Os valores de um processo ágil são:</text:p>
      <text:p text:style-name="P23">- Indivíduos e iterações mais que processos e ferramentas;</text:p>
      <text:p text:style-name="P23">- Software funcional mais que documentação abrangente;</text:p>
      <text:p text:style-name="P23">- Colaboração do cliente mais que negociação de contratos;</text:p>
      <text:p text:style-name="P23">- Responder a mudanças mais que seguir um pla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8:40:44.446714035</meta:creation-date>
    <dc:date>2019-02-26T13:14:53.014341303</dc:date>
    <meta:editing-duration>PT2H41M44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576" meta:character-count="3736" meta:non-whitespace-character-count="3199"/>
  </office:meta>
</office:document-meta>
</file>